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726.781158925236" calcext:value-type="float">
            <text:p>726.781158925236</text:p>
          </table:table-cell>
        </table:table-row>
        <table:table-row table:style-name="ro1">
          <table:table-cell office:value-type="float" office:value="716.234896396622" calcext:value-type="float">
            <text:p>716.234896396622</text:p>
          </table:table-cell>
        </table:table-row>
        <table:table-row table:style-name="ro1">
          <table:table-cell office:value-type="float" office:value="733.831849769944" calcext:value-type="float">
            <text:p>733.831849769944</text:p>
          </table:table-cell>
        </table:table-row>
        <table:table-row table:style-name="ro1">
          <table:table-cell office:value-type="float" office:value="706.464146944543" calcext:value-type="float">
            <text:p>706.464146944543</text:p>
          </table:table-cell>
        </table:table-row>
        <table:table-row table:style-name="ro1">
          <table:table-cell office:value-type="float" office:value="705.158942825713" calcext:value-type="float">
            <text:p>705.158942825713</text:p>
          </table:table-cell>
        </table:table-row>
        <table:table-row table:style-name="ro1">
          <table:table-cell office:value-type="float" office:value="735.03469363754" calcext:value-type="float">
            <text:p>735.03469363754</text:p>
          </table:table-cell>
        </table:table-row>
        <table:table-row table:style-name="ro1">
          <table:table-cell office:value-type="float" office:value="707.919495394984" calcext:value-type="float">
            <text:p>707.919495394984</text:p>
          </table:table-cell>
        </table:table-row>
        <table:table-row table:style-name="ro1">
          <table:table-cell office:value-type="float" office:value="733.584219136278" calcext:value-type="float">
            <text:p>733.584219136278</text:p>
          </table:table-cell>
        </table:table-row>
        <table:table-row table:style-name="ro1">
          <table:table-cell office:value-type="float" office:value="729.155273615516" calcext:value-type="float">
            <text:p>729.155273615516</text:p>
          </table:table-cell>
        </table:table-row>
        <table:table-row table:style-name="ro1">
          <table:table-cell office:value-type="float" office:value="722.36067468487" calcext:value-type="float">
            <text:p>722.36067468487</text:p>
          </table:table-cell>
        </table:table-row>
        <table:table-row table:style-name="ro1" table:number-rows-repeated="11">
          <table:table-cell/>
        </table:table-row>
        <table:table-row table:style-name="ro1">
          <table:table-cell table:formula="of:=AVERAGE([.A1:.A20])" office:value-type="float" office:value="721.652535133125" calcext:value-type="float">
            <text:p>721.6525351331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8">00/00/0000</text:date>, <text:time style:data-style-name="N2" text:time-value="09:01:27.069849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1:18:36.369774954</meta:creation-date>
    <dc:date>2018-10-18T09:01:36.321786118</dc:date>
    <dc:creator>Davide Ancona</dc:creator>
    <meta:editing-duration>PT11M30S</meta:editing-duration>
    <meta:editing-cycles>7</meta:editing-cycles>
    <meta:generator>LibreOffice/5.3.7.2.0$Linux_X86_64 LibreOffice_project/30$Build-2</meta:generator>
    <meta:document-statistic meta:table-count="1" meta:cell-count="11" meta:object-count="0"/>
  </office:meta>
</office:document-meta>
</file>